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2000000020043DB471698EBE1AA.png" manifest:media-type="image/png"/>
  <manifest:file-entry manifest:full-path="Pictures/1000000100000560000001FAFF38DDC01229879F.png" manifest:media-type="image/png"/>
  <manifest:file-entry manifest:full-path="Pictures/100000000000074F00000300375E2537BB405F64.jpg" manifest:media-type="image/jpeg"/>
  <manifest:file-entry manifest:full-path="Pictures/100000010000023A00000190DBD83261D8597E1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adornments="Demibold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9.589cm" svg:height="3.25cm" svg:x="1.001cm" svg:y="9.75cm">
          <draw:image xlink:href="Pictures/100000000000074F00000300375E2537BB405F64.jpg" xlink:type="simple" xlink:show="embed" xlink:actuate="onLoad" draw:mime-type="image/jpeg">
            <text:p/>
          </draw:image>
        </draw:frame>
        <draw:frame draw:style-name="gr1" draw:text-style-name="P1" draw:layer="layout" svg:width="3.056cm" svg:height="2.145cm" svg:x="10.094cm" svg:y="10.35cm">
          <draw:image xlink:href="Pictures/100000010000023A00000190DBD83261D8597E1A.png" xlink:type="simple" xlink:show="embed" xlink:actuate="onLoad" draw:mime-type="image/png">
            <text:p/>
          </draw:image>
        </draw:frame>
        <draw:frame draw:style-name="gr1" draw:text-style-name="P1" draw:layer="layout" svg:width="5cm" svg:height="1.838cm" svg:x="4.7cm" svg:y="10.612cm">
          <draw:image xlink:href="Pictures/1000000100000560000001FAFF38DDC01229879F.png" xlink:type="simple" xlink:show="embed" xlink:actuate="onLoad" draw:mime-type="image/png">
            <text:p/>
          </draw:image>
        </draw:frame>
        <draw:frame draw:style-name="gr1" draw:text-style-name="P1" draw:layer="layout" svg:width="1.85cm" svg:height="1.85cm" svg:x="13.65cm" svg:y="10.5cm">
          <draw:image xlink:href="Pictures/10000001000002000000020043DB471698EBE1A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adornments="Demibold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ucida Sans" fo:font-family="'Lucida Sans'" style:font-style-name="Demibold" style:font-family-generic="swiss" style:font-pitch="variable" fo:font-size="21pt" fo:font-style="normal" fo:text-shadow="none" style:text-underline-style="none" fo:font-weight="bold" style:letter-kerning="true" fo:background-color="#ffffff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  <style:text-properties fo:background-color="transparen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9-08T15:18:58.759000000</dc:date>
    <meta:editing-duration>PT17M27S</meta:editing-duration>
    <meta:editing-cycles>1</meta:editing-cycles>
    <meta:document-statistic meta:object-count="4"/>
    <meta:generator>LibreOffice/7.5.4.2$Windows_X86_64 LibreOffice_project/36ccfdc35048b057fd9854c757a8b67ec53977b6</meta:generator>
  </office:meta>
</office:document-meta>
</file>